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9f18" officeooo:paragraph-rsid="001a9f18"/>
    </style:style>
    <style:style style:name="P2" style:family="paragraph" style:parent-style-name="Standard">
      <style:text-properties officeooo:rsid="001c97b8" officeooo:paragraph-rsid="001c97b8"/>
    </style:style>
    <style:style style:name="P3" style:family="paragraph" style:parent-style-name="Standard">
      <style:text-properties officeooo:rsid="001ff834" officeooo:paragraph-rsid="001ff834"/>
    </style:style>
    <style:style style:name="P4" style:family="paragraph" style:parent-style-name="Standard">
      <style:text-properties fo:font-style="italic" officeooo:rsid="002181c8" officeooo:paragraph-rsid="002181c8" style:font-style-asian="italic" style:font-style-complex="italic"/>
    </style:style>
    <style:style style:name="P5" style:family="paragraph" style:parent-style-name="Standard">
      <style:text-properties fo:font-style="normal" officeooo:rsid="002181c8" officeooo:paragraph-rsid="002181c8" style:font-style-asian="normal" style:font-style-complex="normal"/>
    </style:style>
    <style:style style:name="P6" style:family="paragraph" style:parent-style-name="Standard">
      <style:text-properties fo:font-style="normal" officeooo:rsid="0024a4e5" officeooo:paragraph-rsid="0024a4e5" style:font-style-asian="normal" style:font-style-complex="normal"/>
    </style:style>
    <style:style style:name="P7" style:family="paragraph" style:parent-style-name="Standard">
      <style:text-properties fo:font-style="normal" officeooo:rsid="0026070d" officeooo:paragraph-rsid="0026070d" style:font-style-asian="normal" style:font-style-complex="normal"/>
    </style:style>
    <style:style style:name="P8" style:family="paragraph" style:parent-style-name="Standard">
      <style:text-properties fo:font-style="normal" officeooo:rsid="002713ec" officeooo:paragraph-rsid="002713ec" style:font-style-asian="normal" style:font-style-complex="normal"/>
    </style:style>
    <style:style style:name="P9" style:family="paragraph" style:parent-style-name="Standard">
      <style:text-properties fo:font-style="normal" officeooo:rsid="0028eb4c" officeooo:paragraph-rsid="0028eb4c" style:font-style-asian="normal" style:font-style-complex="normal"/>
    </style:style>
    <style:style style:name="P10" style:family="paragraph" style:parent-style-name="Standard">
      <style:text-properties fo:font-style="normal" officeooo:rsid="0029c7d7" officeooo:paragraph-rsid="0029c7d7" style:font-style-asian="normal" style:font-style-complex="normal"/>
    </style:style>
    <style:style style:name="T1" style:family="text">
      <style:text-properties officeooo:rsid="001e8737"/>
    </style:style>
    <style:style style:name="T2" style:family="text">
      <style:text-properties officeooo:rsid="0022c2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Pjs commencent lors de leur remise de la Hauteplume, symbole de leur diplôme à l'Académie</text:p>
      <text:p text:style-name="P2">ils sont assis dans la grande salle de l'Académie et attendent se faire appeler par Fred Vil'Batra, présent pour l'occasion</text:p>
      <text:p text:style-name="P2">la salle est étonamment sobrement décoré pour l'occasion</text:p>
      <text:p text:style-name="P2"/>
      <text:p text:style-name="P2">"En ce jour béni de l'an 538, comme chaque année lors du 21ème jour du onzième mois l'Académie m'accueille pour remettre la plus haute distinction aux nouveaux Artistes, la Hauteplume. A vous, Artistes, je vous accorde ma bénédiction. Que vous deveniez professeur, comédien, artisan ou garde, je suis certain que vous saurez toujours utiliser votre don et votre savoir dans la grace de notre seule et unique déesse qui s'exprime à travers votre coeur. </text:p>
      <text:p text:style-name="P2"/>
      <text:p text:style-name="P2">"Ewilan Gil'Sayan, mes félicitations. Salim Attia ... Les Pjs ...."</text:p>
      <text:p text:style-name="P2"/>
      <text:p text:style-name="P2">à la fin de la cérémonie, un garde fait irruption "<text:span text:style-name="T1">Missive urgente ! Le quartier des Humbles se révolte, ils sont armés, nombreux et ont pris les porte Encrier et Plume! Ils semblent se diriger vers le siège du Conseil. Nous avons besoin de toute l'aide disponible pour ramener l'ordre."</text:span></text:p>
      <text:p text:style-name="P2"/>
      <text:p text:style-name="P2"/>
      <text:p text:style-name="P3">Votre prof Ondine qui est aussi présente : Artistes, il est l'heure de montrer tout ce que vous avez appris, mais avant, venez à l'armurerie, vite !</text:p>
      <text:p text:style-name="P3"/>
      <text:p text:style-name="P4">Ils s'équipent</text:p>
      <text:p text:style-name="P4"/>
      <text:p text:style-name="P5">Les Pjs sont chargés d'aller à la porte Plume ou les gardes se sont rendus/fait tués/sont pas encore arrivés. Ils y rencontrent Garok Arpan <text:span text:style-name="T2">qui leur demande de s'arrêter et s'exprime "Halte là! Nous ne vous voulons aucun mal. Mais sachez que nous écarterons quiconque nous empêchera de faire valoir nos revendications." ... "Une fois encore, la semaine dernière, il y a eu des morts à la Basse Arene! Et tout ça pour quoi, montrer la supériorité des Artistes issus de l'Académie, qui est reservée aux habitants des Hauts ? Cette même Académie qui forme l'élite de nos gardes qui assassinent ses concitoyens? Parmi nos nombreuses revendications que nous portons jusqu'au Conseil, nous demandons une règlementation sur l'usage du Dessin dans les spectacles et des places réservées à l'Académie pour les Humbles."</text:span></text:p>
      <text:p text:style-name="P5"/>
      <text:p text:style-name="P6">Garok s'en va sur les remparts pour mieux observer</text:p>
      <text:p text:style-name="P6">soit ils affrontent 3 révolutionnaires, soit 3 gardes qui arrivent après</text:p>
      <text:p text:style-name="P6"/>
      <text:p text:style-name="P8">puis ils vont au Conseil, Kuvira s'y oppose vener et veut mettre fin à la rebellion</text:p>
      <text:p text:style-name="P6"/>
      <text:p text:style-name="P7">puis affrontement Garok ou Kuvira</text:p>
      <text:p text:style-name="P7"/>
      <text:p text:style-name="P7">si échec ou passivité, victoire des révolutionnaires</text:p>
      <text:p text:style-name="P7"/>
      <text:p text:style-name="P7">victoire des révolutionnaires : envoi des jeunes Artistes en exploration pour dégarnir les rangs de la cité</text:p>
      <text:p text:style-name="P7"/>
      <text:p text:style-name="P9">victoire des conservateurs : ils se rendent compte qu'il faut relancer l'exploration car trop de gardes ça rend fou le peuple</text:p>
      <text:p text:style-name="P9"/>
      <text:p text:style-name="P9">paix : compromis, et pour une meilleure paix il faut chercher de nouveaux alliés</text:p>
      <text:p text:style-name="P9"/>
      <text:p text:style-name="P10">un jour avant le départ pr explorer la ville, on leur donne 5 boras + des rations chacun pr faire commerce dans la ville ou en voyage</text:p>
      <text:p text:style-name="P10"><text:soft-page-break/></text:p>
      <text:p text:style-name="P10">plusieurs pistes à la taverne, à la bibliothè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2M49S</meta:editing-duration>
    <meta:editing-cycles>14</meta:editing-cycles>
    <meta:generator>LibreOffice/5.2.7.2$Windows_x86 LibreOffice_project/2b7f1e640c46ceb28adf43ee075a6e8b8439ed10</meta:generator>
    <dc:date>2019-02-18T19:46:08.418000000</dc:date>
    <meta:document-statistic meta:table-count="0" meta:image-count="0" meta:object-count="0" meta:page-count="2" meta:paragraph-count="19" meta:word-count="474" meta:character-count="2836" meta:non-whitespace-character-count="2380"/>
    <meta:user-defined meta:name="Info 1"/>
    <meta:user-defined meta:name="Info 2"/>
    <meta:user-defined meta:name="Info 3"/>
    <meta:user-defined meta:name="Info 4"/>
  </office:meta>
</office:document-meta>
</file>